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1d43ed" officeooo:paragraph-rsid="001d43e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d43ed" officeooo:paragraph-rsid="001d43ed" style:font-weight-asian="bold" style:font-weight-complex="bold"/>
    </style:style>
    <style:style style:name="P3" style:family="paragraph" style:parent-style-name="Standard">
      <style:text-properties fo:font-style="italic" fo:font-weight="bold" officeooo:rsid="001d43ed" officeooo:paragraph-rsid="001d43e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1f011d" officeooo:paragraph-rsid="001f011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282c67" officeooo:paragraph-rsid="0028fd05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style:text-underline-style="none" fo:font-weight="normal" officeooo:rsid="001f011d" officeooo:paragraph-rsid="001f011d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officeooo:rsid="001f011d" officeooo:paragraph-rsid="001f011d"/>
    </style:style>
    <style:style style:name="P8" style:family="paragraph" style:parent-style-name="Standard">
      <style:text-properties officeooo:rsid="0020ca4e" officeooo:paragraph-rsid="0020ca4e"/>
    </style:style>
    <style:style style:name="P9" style:family="paragraph" style:parent-style-name="Standard">
      <style:text-properties officeooo:rsid="00282c67" officeooo:paragraph-rsid="00282c67"/>
    </style:style>
    <style:style style:name="P10" style:family="paragraph" style:parent-style-name="Standard">
      <style:text-properties officeooo:rsid="00282c67" officeooo:paragraph-rsid="0028fd05"/>
    </style:style>
    <style:style style:name="P11" style:family="paragraph" style:parent-style-name="Standard">
      <style:text-properties officeooo:rsid="0028fd05" officeooo:paragraph-rsid="0028fd05"/>
    </style:style>
    <style:style style:name="T1" style:family="text">
      <style:text-properties officeooo:rsid="001f011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34fe" style:font-weight-asian="bold" style:font-weight-complex="bold"/>
    </style:style>
    <style:style style:name="T4" style:family="text">
      <style:text-properties fo:font-weight="bold" officeooo:rsid="00266b6c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b0f37" style:font-style-asian="italic" style:font-weight-asian="bold" style:font-style-complex="italic" style:font-weight-complex="bold"/>
    </style:style>
    <style:style style:name="T7" style:family="text">
      <style:text-properties officeooo:rsid="0028fd05"/>
    </style:style>
    <style:style style:name="T8" style:family="text">
      <style:text-properties officeooo:rsid="0029f8d4"/>
    </style:style>
    <style:style style:name="T9" style:family="text">
      <style:text-properties officeooo:rsid="002acd9d"/>
    </style:style>
    <style:style style:name="T10" style:family="text">
      <style:text-properties officeooo:rsid="002b9199"/>
    </style:style>
    <style:style style:name="T11" style:family="text">
      <style:text-properties officeooo:rsid="002dbd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rminal command<text:span text:style-name="T1">s</text:span></text:p>
      <text:p text:style-name="P3">zipping and unzipping files using the terminal</text:p>
      <text:p text:style-name="P3"/>
      <text:p text:style-name="P4">syntax for zipping files</text:p>
      <text:p text:style-name="P6">zip -output name<text:span text:style-name="T2">.</text:span><text:span text:style-name="T3">zip</text:span><text:span text:style-name="T2"> <text:s/></text:span><text:span text:style-name="T4">or .tar.gz </text:span>– the name of the file you are uncompressing</text:p>
      <text:p text:style-name="P6"/>
      <text:p text:style-name="P3">uncompressing a tar.gz file</text:p>
      <text:p text:style-name="P3">commands <text:s/>involved</text:p>
      <text:p text:style-name="P1">z shows the type of compres<text:span text:style-name="T1">s</text:span>ion i.e. .tar.gz</text:p>
      <text:p text:style-name="P1">x is for extracting</text:p>
      <text:p text:style-name="P1">v is for verbal/verbose </text:p>
      <text:p text:style-name="P1">f reads the archive from the specified file.</text:p>
      <text:p text:style-name="P1"/>
      <text:p text:style-name="P5">syntax for compressing <text:span text:style-name="T9">a .tar.gz</text:span></text:p>
      <text:p text:style-name="P10">tar – zcvf – <text:span text:style-name="T9">output name.tar.gz – the file name you are compressing.</text:span></text:p>
      <text:p text:style-name="P1"/>
      <text:p text:style-name="P7"><text:span text:style-name="T5">Syntax </text:span><text:span text:style-name="T6">for uncompressing a .tar.gz</text:span><text:span text:style-name="T5">:</text:span></text:p>
      <text:p text:style-name="P7">tar - <text:s/>zxvf – <text:span text:style-name="T10">file</text:span>name.<text:span text:style-name="T10">tar.gz – output name.</text:span></text:p>
      <text:p text:style-name="P9"/>
      <text:p text:style-name="P9"><text:span text:style-name="T5">compressing a file into a .bz2</text:span></text:p>
      <text:p text:style-name="P9">same as above except for z <text:s/><text:span text:style-name="T7">that changes into j and x that changes into c</text:span>.</text:p>
      <text:p text:style-name="P9"/>
      <text:p text:style-name="P11"><text:span text:style-name="T5">syntax </text:span>: tar jcvf – <text:span text:style-name="T8">output filename.bz2 – the file you are compressing. To uncompress; replace c with x.</text:span></text:p>
      <text:p text:style-name="P7"/>
      <text:p text:style-name="P8"><text:span text:style-name="T5">Note: </text:span>du -sh filename: Returns the size of the file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11:10:56.903860594</meta:creation-date>
    <dc:date>2015-07-17T12:37:33.585450561</dc:date>
    <meta:editing-duration>PT1H22M46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131" meta:character-count="779" meta:non-whitespace-character-count="653"/>
  </office:meta>
</office:document-meta>
</file>